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6cm" svg:stroke-color="#000000" draw:marker-start-width="0.268cm" draw:marker-end-width="0.268cm" draw:fill-color="#ffffcc" draw:textarea-horizontal-align="justify" draw:textarea-vertical-align="middle" draw:auto-grow-height="false" fo:min-height="2.036cm" fo:min-width="5.596cm" fo:padding-top="0.147cm" fo:padding-bottom="0.147cm" fo:padding-left="0.272cm" fo:padding-right="0.2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096cm" svg:height="2.286cm" svg:x="4.092cm" svg:y="0.092cm">
          <text:p text:style-name="P1">Throwable</text:p>
          <text:p text:style-name="P1"/>
          <text:p text:style-name="P1"><text:span text:style-name="T1">From package: java.la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096cm" svg:height="2.286cm" svg:x="8.092cm" svg:y="4.092cm">
          <text:p text:style-name="P1">Error</text:p>
          <text:p text:style-name="P1"/>
          <text:p text:style-name="P1"><text:span text:style-name="T1">From package: java.la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096cm" svg:height="2.286cm" svg:x="0.092cm" svg:y="4.092cm">
          <text:p text:style-name="P1">Exception</text:p>
          <text:p text:style-name="P1"/>
          <text:p text:style-name="P1"><text:span text:style-name="T1">From package: java.la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.096cm" svg:height="2.286cm" svg:x="0.092cm" svg:y="8.092cm">
          <text:p text:style-name="P1">RuntimeException</text:p>
          <text:p text:style-name="P1"/>
          <text:p text:style-name="P1"><text:span text:style-name="T1">From package: java.lang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14cm" svg:y1="8.092cm" svg:x2="3.14cm" svg:y2="6.378cm" draw:start-shape="id1" draw:start-glue-point="0" draw:end-shape="id2" draw:end-glue-point="2" svg:d="M3140 8092v-1714" svg:viewBox="0 0 1 1715">
          <text:p/>
        </draw:connector>
        <draw:connector draw:style-name="gr2" draw:text-style-name="P3" draw:layer="layout" svg:x1="3.14cm" svg:y1="4.092cm" svg:x2="7.14cm" svg:y2="2.378cm" draw:start-shape="id2" draw:start-glue-point="0" draw:end-shape="id3" svg:d="M3140 4092v-857h4000v-857" svg:viewBox="0 0 4001 1715">
          <text:p/>
        </draw:connector>
        <draw:connector draw:style-name="gr2" draw:text-style-name="P3" draw:layer="layout" svg:x1="11.14cm" svg:y1="4.092cm" svg:x2="7.14cm" svg:y2="2.378cm" draw:start-shape="id4" draw:start-glue-point="0" draw:end-shape="id3" draw:end-glue-point="2" svg:d="M11140 4092v-857h-4000v-857" svg:viewBox="0 0 4001 17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4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2T05:57:04.054068368</meta:creation-date>
    <dc:date>2015-08-02T06:01:32.169742270</dc:date>
    <meta:editing-duration>PT4M28S</meta:editing-duration>
    <meta:editing-cycles>1</meta:editing-cycles>
    <meta:document-statistic meta:object-count="7"/>
    <meta:generator>LibreOffice/4.4.2.2$Linux_X86_64 LibreOffice_project/40m0$Build-2</meta:generator>
  </office:meta>
</office:document-meta>
</file>